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5.562cm"/>
    </style:style>
    <style:style style:name="co3" style:family="table-column">
      <style:table-column-properties fo:break-before="auto" style:column-width="3.851cm"/>
    </style:style>
    <style:style style:name="co4" style:family="table-column">
      <style:table-column-properties fo:break-before="auto" style:column-width="3.235cm"/>
    </style:style>
    <style:style style:name="co5" style:family="table-column">
      <style:table-column-properties fo:break-before="auto" style:column-width="1.632cm"/>
    </style:style>
    <style:style style:name="co6" style:family="table-column">
      <style:table-column-properties fo:break-before="auto" style:column-width="3.699cm"/>
    </style:style>
    <style:style style:name="co7" style:family="table-column">
      <style:table-column-properties fo:break-before="auto" style:column-width="7.273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0.944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8.146cm"/>
    </style:style>
    <style:style style:name="co12" style:family="table-column">
      <style:table-column-properties fo:break-before="auto" style:column-width="6.863cm"/>
    </style:style>
    <style:style style:name="co14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08cm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425cm" fo:break-before="auto" style:use-optimal-row-height="false"/>
    </style:style>
    <style:style style:name="ta4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ejaVu Sans Mono" fo:font-size="7pt" style:font-size-asian="7pt" style:font-size-complex="7pt"/>
    </style:style>
    <style:style style:name="ce10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14" style:family="table-cell" style:parent-style-name="Default">
      <style:table-cell-properties style:text-align-source="fix" style:repeat-content="false" fo:wrap-option="no-wrap" fo:padding="0c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15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18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2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3" style:family="table-cell" style:parent-style-name="Default">
      <style:text-properties style:font-name="DejaVu Sans Mono" fo:font-size="7pt" style:font-size-asian="7pt" style:font-size-complex="7pt"/>
    </style:style>
    <style:style style:name="ce4" style:family="table-cell" style:parent-style-name="Default">
      <style:text-properties style:font-name="DejaVu Sans Mono" fo:font-size="7pt" style:font-name-asian="Droid Sans Fallback" style:font-size-asian="7pt" style:font-name-complex="Calibri" style:font-size-complex="7pt"/>
    </style:style>
    <style:style style:name="ce5" style:family="table-cell" style:parent-style-name="Default" style:data-style-name="N100">
      <style:table-cell-properties style:rotation-align="none"/>
      <style:text-properties style:font-name="DejaVu Sans Mono" fo:font-size="7pt" style:font-name-asian="Droid Sans Fallback" style:font-size-asian="7pt" style:font-name-complex="Calibri" style:font-size-complex="7pt"/>
    </style:style>
    <style:style style:name="ce7" style:family="table-cell" style:parent-style-name="Default">
      <style:text-properties style:font-name="DejaVu Sans Mono" fo:font-size="7pt" fo:language="en" fo:country="US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DejaVu Sans Mono" fo:font-size="7pt" style:font-size-asian="7pt" style:font-size-complex="7pt"/>
    </style:style>
    <style:style style:name="ce25" style:family="table-cell" style:parent-style-name="Default">
      <style:text-properties style:font-name="DejaVu Sans Mono" fo:font-size="7pt" style:font-name-asian="Droid Sans Fallback" style:font-size-asian="7pt" style:font-name-complex="Calibri" style:font-size-complex="7pt"/>
    </style:style>
    <style:style style:name="ce26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27" style:family="table-cell" style:parent-style-name="Default" style:data-style-name="N100">
      <style:table-cell-properties style:rotation-align="none"/>
      <style:text-properties style:font-name="DejaVu Sans Mono" fo:font-size="7pt" style:font-name-asian="Droid Sans Fallback" style:font-size-asian="7pt" style:font-name-complex="Calibri" style:font-size-complex="7pt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DejaVu Sans Mon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DejaVu Sans Mono" fo:font-size="7pt" fo:language="en" fo:country="US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31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32" style:family="table-cell" style:parent-style-name="Default">
      <style:table-cell-properties style:text-align-source="fix" style:repeat-content="false" fo:wrap-option="no-wrap" fo:padding="0c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33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2"/>
        <table:table-column table:style-name="co11" table:default-cell-style-name="ce30"/>
        <table:table-column table:style-name="co12" table:number-columns-repeated="33" table:default-cell-style-name="ce24"/>
        <table:table-column table:style-name="co14" table:number-columns-repeated="21" table:default-cell-style-name="ce24"/>
        <table:table-row table:style-name="ro2">
          <table:table-cell office:value-type="string" calcext:value-type="string">
            <text:p>ns1:groupId</text:p>
          </table:table-cell>
          <table:table-cell office:value-type="string" calcext:value-type="string">
            <text:p>ns1:artifactId</text:p>
          </table:table-cell>
          <table:table-cell office:value-type="string" calcext:value-type="string">
            <text:p>ns1:version</text:p>
          </table:table-cell>
          <table:table-cell office:value-type="string" calcext:value-type="string">
            <text:p>ns1:classifier</text:p>
          </table:table-cell>
          <table:table-cell/>
          <table:table-cell office:value-type="string" calcext:value-type="string">
            <text:p>ns1:systemPath</text:p>
          </table:table-cell>
          <table:table-cell table:number-columns-repeated="2"/>
          <table:table-cell table:style-name="ce31" office:value-type="string" calcext:value-type="string">
            <text:p>local repo</text:p>
          </table:table-cell>
          <table:table-cell office:value-type="string" calcext:value-type="string">
            <text:p>ts repo</text:p>
          </table:table-cell>
          <table:table-cell table:number-columns-repeated="54"/>
        </table:table-row>
        <table:table-row table:style-name="ro2">
          <table:table-cell table:number-columns-repeated="8"/>
          <table:table-cell table:style-name="ce31"/>
          <table:table-cell table:style-name="ce33"/>
          <table:table-cell table:number-columns-repeated="54"/>
        </table:table-row>
        <table:table-row table:style-name="ro2">
          <table:table-cell table:style-name="ce25" office:value-type="string" calcext:value-type="string">
            <text:p><text:a xlink:href="../../../../../../../../../c:/" xlink:type="simple">c:/</text:a>JavaLibraries/Documentum Foundation Classes for Windows, Version 7.3.0090.0047/</text:p>
          </table:table-cell>
          <table:table-cell table:number-columns-repeated="7"/>
          <table:table-cell table:style-name="ce31"/>
          <table:table-cell table:number-columns-repeated="55"/>
        </table:table-row>
        <table:table-row table:style-name="ro4">
          <table:table-cell table:style-name="ce26" office:value-type="string" calcext:value-type="string">
            <text:p>com.documentum</text:p>
          </table:table-cell>
          <table:table-cell table:style-name="ce26" office:value-type="string" calcext:value-type="string">
            <text:p>Documentum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fc.jar</text:p>
          </table:table-cell>
          <table:table-cell table:formula="of:=CONCATENATE([.$A$3];[.E4])" office:value-type="string" office:string-value="c:/JavaLibraries/Documentum Foundation Classes for Windows, Version 7.3.0090.0047/dfc.jar" calcext:value-type="string">
            <text:p>c:/JavaLibraries/Documentum Foundation Classes for Windows, Version 7.3.0090.0047/dfc.jar</text:p>
          </table:table-cell>
          <table:table-cell table:number-columns-repeated="2"/>
          <table:table-cell table:style-name="ce31" table:formula="of:=+CONCATENATE(&quot;mvn install:install-file -DgroupId=&quot;;[.A4];&quot; -DartifactId=&quot;;[.B4];&quot; -Dpackaging=jar -Dversion=&quot;;CHAR(34);[.C4];CHAR(34);&quot; -Dfile=&quot;;CHAR(34);[.F4];CHAR(34);&quot; -DgeneratePom=true&quot;; &quot;  -Dclassifier=&quot;;[.D4])" office:value-type="string" office:string-value="mvn install:install-file -DgroupId=com.documentum -DartifactId=Documentum -Dpackaging=jar -Dversion=&quot;7.3.0090.0047&quot; -Dfile=&quot;c:/JavaLibraries/Documentum Foundation Classes for Windows, Version 7.3.0090.0047/dfc.jar&quot; -DgeneratePom=true  -Dclassifier=windows" calcext:value-type="string">
            <text:p>mvn install:install-file -DgroupId=com.documentum -DartifactId=Documentum -Dpackaging=jar -Dversion="7.3.0090.0047" -Dfile="c:/JavaLibraries/Documentum Foundation Classes for Windows, Version 7.3.0090.0047/dfc.jar" -DgeneratePom=true <text:s/>-Dclassifier=windows</text:p>
          </table:table-cell>
          <table:table-cell table:formula="of:=+CONCATENATE(&quot;mvn deploy:deploy-file -DgroupId=&quot;;[.A4];&quot; -DartifactId=&quot;;[.B4];&quot; -Dpackaging=jar -Dversion=&quot;;CHAR(34);[.C4];CHAR(34);&quot; -Dfile=&quot;;CHAR(34);[.F4];CHAR(34);&quot; -DgeneratePom=true &quot;;IF([.D4]&lt;&gt;&quot;&quot;;CONCATENATE(&quot;-Dclassifier=&quot;;[.D4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 -Dpackaging=jar -Dversion=&quot;7.3.0090.0047&quot; -Dfile=&quot;c:/JavaLibraries/Documentum Foundation Classes for Windows, Version 7.3.0090.0047/dfc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 -Dpackaging=jar -Dversion="7.3.0090.0047" -Dfile="c:/JavaLibraries/Documentum Foundation Classes for Windows, Version 7.3.0090.0047/dfc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</text:p>
          </table:table-cell>
          <table:table-cell table:style-name="ce26" office:value-type="string" calcext:value-type="string">
            <text:p>DocumentumDms-client-api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ms-client-api.jar</text:p>
          </table:table-cell>
          <table:table-cell table:formula="of:=CONCATENATE([.$A$3];[.E5])" office:value-type="string" office:string-value="c:/JavaLibraries/Documentum Foundation Classes for Windows, Version 7.3.0090.0047/dms-client-api.jar" calcext:value-type="string">
            <text:p>c:/JavaLibraries/Documentum Foundation Classes for Windows, Version 7.3.0090.0047/dms-client-api.jar</text:p>
          </table:table-cell>
          <table:table-cell table:number-columns-repeated="2"/>
          <table:table-cell table:style-name="ce31" table:formula="of:=+CONCATENATE(&quot;mvn install:install-file -DgroupId=&quot;;[.A5];&quot; -DartifactId=&quot;;[.B5];&quot; -Dpackaging=jar -Dversion=&quot;;CHAR(34);[.C5];CHAR(34);&quot; -Dfile=&quot;;CHAR(34);[.F5];CHAR(34);&quot; -DgeneratePom=true&quot;; &quot;  -Dclassifier=&quot;;[.D5])" office:value-type="string" office:string-value="mvn install:install-file -DgroupId=com.documentum -DartifactId=DocumentumDms-client-api -Dpackaging=jar -Dversion=&quot;7.3.0090.0047&quot; -Dfile=&quot;c:/JavaLibraries/Documentum Foundation Classes for Windows, Version 7.3.0090.0047/dms-client-api.jar&quot; -DgeneratePom=true  -Dclassifier=windows" calcext:value-type="string">
            <text:p>mvn install:install-file -DgroupId=com.documentum -DartifactId=DocumentumDms-client-api -Dpackaging=jar -Dversion="7.3.0090.0047" -Dfile="c:/JavaLibraries/Documentum Foundation Classes for Windows, Version 7.3.0090.0047/dms-client-api.jar" -DgeneratePom=true <text:s/>-Dclassifier=windows</text:p>
          </table:table-cell>
          <table:table-cell table:formula="of:=+CONCATENATE(&quot;mvn deploy:deploy-file -DgroupId=&quot;;[.A5];&quot; -DartifactId=&quot;;[.B5];&quot; -Dpackaging=jar -Dversion=&quot;;CHAR(34);[.C5];CHAR(34);&quot; -Dfile=&quot;;CHAR(34);[.F5];CHAR(34);&quot; -DgeneratePom=true &quot;;IF([.D5]&lt;&gt;&quot;&quot;;CONCATENATE(&quot;-Dclassifier=&quot;;[.D5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Dms-client-api -Dpackaging=jar -Dversion=&quot;7.3.0090.0047&quot; -Dfile=&quot;c:/JavaLibraries/Documentum Foundation Classes for Windows, Version 7.3.0090.0047/dms-client-api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Dms-client-api -Dpackaging=jar -Dversion="7.3.0090.0047" -Dfile="c:/JavaLibraries/Documentum Foundation Classes for Windows, Version 7.3.0090.0047/dms-client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.services</text:p>
          </table:table-cell>
          <table:table-cell table:style-name="ce26" office:value-type="string" calcext:value-type="string">
            <text:p>configservice-api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nfigservice-api.jar</text:p>
          </table:table-cell>
          <table:table-cell table:formula="of:=CONCATENATE([.$A$3];[.E6])" office:value-type="string" office:string-value="c:/JavaLibraries/Documentum Foundation Classes for Windows, Version 7.3.0090.0047/configservice-api.jar" calcext:value-type="string">
            <text:p>c:/JavaLibraries/Documentum Foundation Classes for Windows, Version 7.3.0090.0047/configservice-api.jar</text:p>
          </table:table-cell>
          <table:table-cell table:number-columns-repeated="2"/>
          <table:table-cell table:style-name="ce31" table:formula="of:=+CONCATENATE(&quot;mvn install:install-file -DgroupId=&quot;;[.A6];&quot; -DartifactId=&quot;;[.B6];&quot; -Dpackaging=jar -Dversion=&quot;;CHAR(34);[.C6];CHAR(34);&quot; -Dfile=&quot;;CHAR(34);[.F6];CHAR(34);&quot; -DgeneratePom=true&quot;; &quot;  -Dclassifier=&quot;;[.D6])" office:value-type="string" office:string-value="mvn install:install-file -DgroupId=com.documentum.services -DartifactId=configservice-api -Dpackaging=jar -Dversion=&quot;7.3.0090.0047&quot; -Dfile=&quot;c:/JavaLibraries/Documentum Foundation Classes for Windows, Version 7.3.0090.0047/configservice-api.jar&quot; -DgeneratePom=true  -Dclassifier=windows" calcext:value-type="string">
            <text:p>mvn install:install-file -DgroupId=com.documentum.services -DartifactId=configservice-api -Dpackaging=jar -Dversion="7.3.0090.0047" -Dfile="c:/JavaLibraries/Documentum Foundation Classes for Windows, Version 7.3.0090.0047/configservice-api.jar" -DgeneratePom=true <text:s/>-Dclassifier=windows</text:p>
          </table:table-cell>
          <table:table-cell table:formula="of:=+CONCATENATE(&quot;mvn deploy:deploy-file -DgroupId=&quot;;[.A6];&quot; -DartifactId=&quot;;[.B6];&quot; -Dpackaging=jar -Dversion=&quot;;CHAR(34);[.C6];CHAR(34);&quot; -Dfile=&quot;;CHAR(34);[.F6];CHAR(34);&quot; -DgeneratePom=true &quot;;IF([.D6]&lt;&gt;&quot;&quot;;CONCATENATE(&quot;-Dclassifier=&quot;;[.D6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api -Dpackaging=jar -Dversion=&quot;7.3.0090.0047&quot; -Dfile=&quot;c:/JavaLibraries/Documentum Foundation Classes for Windows, Version 7.3.0090.0047/configservice-api.jar&quot; -DgeneratePom=true -Dclassifier=windows -DrepositoryId=ts-maven -Durl=&quot;http://bpl-trmmaven.ts.telekom.si:8081/artifactory/ext-release-local&quot;" calcext:value-type="string">
            <text:p>mvn deploy:deploy-file -DgroupId=com.documentum.services -DartifactId=configservice-api -Dpackaging=jar -Dversion="7.3.0090.0047" -Dfile="c:/JavaLibraries/Documentum Foundation Classes for Windows, Version 7.3.0090.0047/configservice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2" table:number-rows-repeated="2">
          <table:table-cell table:style-name="ce26" table:number-columns-repeated="3"/>
          <table:table-cell table:number-columns-repeated="5"/>
          <table:table-cell table:style-name="ce31"/>
          <table:table-cell table:number-columns-repeated="55"/>
        </table:table-row>
        <table:table-row table:style-name="ro2">
          <table:table-cell table:style-name="ce27" office:value-type="string" calcext:value-type="string">
            <text:p>/home/klemen/JavaLibraries/Documentum Foundation Classes for Linux, Version 7.3.0090.0047/</text:p>
          </table:table-cell>
          <table:table-cell table:style-name="ce26" table:number-columns-repeated="2"/>
          <table:table-cell table:number-columns-repeated="5"/>
          <table:table-cell table:style-name="ce31"/>
          <table:table-cell table:number-columns-repeated="55"/>
        </table:table-row>
        <table:table-row table:style-name="ro4">
          <table:table-cell table:style-name="ce26" office:value-type="string" calcext:value-type="string">
            <text:p>com.documentum</text:p>
          </table:table-cell>
          <table:table-cell table:style-name="ce26" office:value-type="string" calcext:value-type="string">
            <text:p>Documentum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9];[.E10])" office:value-type="string" office:string-value="/home/klemen/JavaLibraries/Documentum Foundation Classes for Linux, Version 7.3.0090.0047/dfc.jar" calcext:value-type="string">
            <text:p>/home/klemen/JavaLibraries/Documentum Foundation Classes for Linux, Version 7.3.0090.0047/dfc.jar</text:p>
          </table:table-cell>
          <table:table-cell table:number-columns-repeated="2"/>
          <table:table-cell table:style-name="ce31" table:formula="of:=+CONCATENATE(&quot;mvn install:install-file -DgroupId=&quot;;[.A10];&quot; -DartifactId=&quot;;[.B10];&quot; -Dpackaging=jar -Dversion=&quot;;CHAR(34);[.C10];CHAR(34);&quot; -Dfile=&quot;;CHAR(34);[.F10];CHAR(34);&quot; -DgeneratePom=true&quot;; &quot;  -Dclassifier=&quot;;[.D10])" office:value-type="string" office:string-value="mvn install:install-file -DgroupId=com.documentum -DartifactId=Documentum -Dpackaging=jar -Dversion=&quot;7.3.0090.0047&quot; -Dfile=&quot;/home/klemen/JavaLibraries/Documentum Foundation Classes for Linux, Version 7.3.0090.0047/dfc.jar&quot; -DgeneratePom=true  -Dclassifier=centos" calcext:value-type="string">
            <text:p>mvn install:install-file -DgroupId=com.documentum -DartifactId=Documentum -Dpackaging=jar -Dversion="7.3.0090.0047" -Dfile="/home/klemen/JavaLibraries/Documentum Foundation Classes for Linux, Version 7.3.0090.0047/dfc.jar" -DgeneratePom=true <text:s/>-Dclassifier=centos</text:p>
          </table:table-cell>
          <table:table-cell table:formula="of:=+CONCATENATE(&quot;mvn deploy:deploy-file -DgroupId=&quot;;[.A10];&quot; -DartifactId=&quot;;[.B10];&quot; -Dpackaging=jar -Dversion=&quot;;CHAR(34);[.C10];CHAR(34);&quot; -Dfile=&quot;;CHAR(34);[.F10];CHAR(34);&quot; -DgeneratePom=true &quot;;IF([.D10]&lt;&gt;&quot;&quot;;CONCATENATE(&quot;-Dclassifier=&quot;;[.D10]);&quot;&quot;);&quot; -DrepositoryId=ts-maven -Durl=&quot;;CHAR(34);&quot;https://bpl-trmmaven.ts.telekom.si/artifactory/ext-release-local&quot;;CHAR(34))" office:value-type="string" office:string-value="mvn deploy:deploy-file -DgroupId=com.documentum -DartifactId=Documentum -Dpackaging=jar -Dversion=&quot;7.3.0090.0047&quot; -Dfile=&quot;/home/klemen/JavaLibraries/Documentum Foundation Classes for Linux, Version 7.3.0090.0047/dfc.jar&quot; -DgeneratePom=true -Dclassifier=centos -DrepositoryId=ts-maven -Durl=&quot;https://bpl-trmmaven.ts.telekom.si/artifactory/ext-release-local&quot;" calcext:value-type="string">
            <text:p>mvn deploy:deploy-file -DgroupId=com.documentum -DartifactId=Documentum -Dpackaging=jar -Dversion="7.3.0090.0047" -Dfile="/home/klemen/JavaLibraries/Documentum Foundation Classes for Linux, Version 7.3.0090.0047/dfc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</text:p>
          </table:table-cell>
          <table:table-cell table:style-name="ce26" office:value-type="string" calcext:value-type="string">
            <text:p>DocumentumDms-client-api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9];[.E11])" office:value-type="string" office:string-value="/home/klemen/JavaLibraries/Documentum Foundation Classes for Linux, Version 7.3.0090.0047/dms-client-api.jar" calcext:value-type="string">
            <text:p>/home/klemen/JavaLibraries/Documentum Foundation Classes for Linux, Version 7.3.0090.0047/dms-client-api.jar</text:p>
          </table:table-cell>
          <table:table-cell table:number-columns-repeated="2"/>
          <table:table-cell table:style-name="ce31" table:formula="of:=+CONCATENATE(&quot;mvn install:install-file -DgroupId=&quot;;[.A11];&quot; -DartifactId=&quot;;[.B11];&quot; -Dpackaging=jar -Dversion=&quot;;CHAR(34);[.C11];CHAR(34);&quot; -Dfile=&quot;;CHAR(34);[.F11];CHAR(34);&quot; -DgeneratePom=true&quot;; &quot;  -Dclassifier=&quot;;[.D11])" office:value-type="string" office:string-value="mvn install:install-file -DgroupId=com.documentum -DartifactId=DocumentumDms-client-api -Dpackaging=jar -Dversion=&quot;7.3.0090.0047&quot; -Dfile=&quot;/home/klemen/JavaLibraries/Documentum Foundation Classes for Linux, Version 7.3.0090.0047/dms-client-api.jar&quot; -DgeneratePom=true  -Dclassifier=centos" calcext:value-type="string">
            <text:p>mvn install:install-file -DgroupId=com.documentum -DartifactId=DocumentumDms-client-api -Dpackaging=jar -Dversion="7.3.0090.0047" -Dfile="/home/klemen/JavaLibraries/Documentum Foundation Classes for Linux, Version 7.3.0090.0047/dms-client-api.jar" -DgeneratePom=true <text:s/>-Dclassifier=centos</text:p>
          </table:table-cell>
          <table:table-cell table:formula="of:=+CONCATENATE(&quot;mvn deploy:deploy-file -DgroupId=&quot;;[.A11];&quot; -DartifactId=&quot;;[.B11];&quot; -Dpackaging=jar -Dversion=&quot;;CHAR(34);[.C11];CHAR(34);&quot; -Dfile=&quot;;CHAR(34);[.F11];CHAR(34);&quot; -DgeneratePom=true &quot;;IF([.D11]&lt;&gt;&quot;&quot;;CONCATENATE(&quot;-Dclassifier=&quot;;[.D11]);&quot;&quot;);&quot; -DrepositoryId=ts-maven -Durl=&quot;;CHAR(34);&quot;https://bpl-trmmaven.ts.telekom.si/artifactory/ext-release-local&quot;;CHAR(34))" office:value-type="string" office:string-value="mvn deploy:deploy-file -DgroupId=com.documentum -DartifactId=DocumentumDms-client-api -Dpackaging=jar -Dversion=&quot;7.3.0090.0047&quot; -Dfile=&quot;/home/klemen/JavaLibraries/Documentum Foundation Classes for Linux, Version 7.3.0090.0047/dms-client-api.jar&quot; -DgeneratePom=true -Dclassifier=centos -DrepositoryId=ts-maven -Durl=&quot;https://bpl-trmmaven.ts.telekom.si/artifactory/ext-release-local&quot;" calcext:value-type="string">
            <text:p>mvn deploy:deploy-file -DgroupId=com.documentum -DartifactId=DocumentumDms-client-api -Dpackaging=jar -Dversion="7.3.0090.0047" -Dfile="/home/klemen/JavaLibraries/Documentum Foundation Classes for Linux, Version 7.3.0090.0047/dms-client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.services</text:p>
          </table:table-cell>
          <table:table-cell table:style-name="ce26" office:value-type="string" calcext:value-type="string">
            <text:p>configservice-api</text:p>
          </table:table-cell>
          <table:table-cell table:style-name="ce29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9];[.E12])" office:value-type="string" office:string-value="/home/klemen/JavaLibraries/Documentum Foundation Classes for Linux, Version 7.3.0090.0047/configservice-api.jar" calcext:value-type="string">
            <text:p>/home/klemen/JavaLibraries/Documentum Foundation Classes for Linux, Version 7.3.0090.0047/configservice-api.jar</text:p>
          </table:table-cell>
          <table:table-cell table:number-columns-repeated="2"/>
          <table:table-cell table:style-name="ce31" table:formula="of:=+CONCATENATE(&quot;mvn install:install-file -DgroupId=&quot;;[.A12];&quot; -DartifactId=&quot;;[.B12];&quot; -Dpackaging=jar -Dversion=&quot;;CHAR(34);[.C12];CHAR(34);&quot; -Dfile=&quot;;CHAR(34);[.F12];CHAR(34);&quot; -DgeneratePom=true&quot;; &quot;  -Dclassifier=&quot;;[.D12])" office:value-type="string" office:string-value="mvn install:install-file -DgroupId=com.documentum.services -DartifactId=configservice-api -Dpackaging=jar -Dversion=&quot;7.3.0090.0047&quot; -Dfile=&quot;/home/klemen/JavaLibraries/Documentum Foundation Classes for Linux, Version 7.3.0090.0047/configservice-api.jar&quot; -DgeneratePom=true  -Dclassifier=centos" calcext:value-type="string">
            <text:p>mvn install:install-file -DgroupId=com.documentum.services -DartifactId=configservice-api -Dpackaging=jar -Dversion="7.3.0090.0047" -Dfile="/home/klemen/JavaLibraries/Documentum Foundation Classes for Linux, Version 7.3.0090.0047/configservice-api.jar" -DgeneratePom=true <text:s/>-Dclassifier=centos</text:p>
          </table:table-cell>
          <table:table-cell table:formula="of:=+CONCATENATE(&quot;mvn deploy:deploy-file -DgroupId=&quot;;[.A12];&quot; -DartifactId=&quot;;[.B12];&quot; -Dpackaging=jar -Dversion=&quot;;CHAR(34);[.C12];CHAR(34);&quot; -Dfile=&quot;;CHAR(34);[.F12];CHAR(34);&quot; -DgeneratePom=true &quot;;IF([.D12]&lt;&gt;&quot;&quot;;CONCATENATE(&quot;-Dclassifier=&quot;;[.D12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api -Dpackaging=jar -Dversion=&quot;7.3.0090.0047&quot; -Dfile=&quot;/home/klemen/JavaLibraries/Documentum Foundation Classes for Linux, Version 7.3.0090.0047/configservice-api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api -Dpackaging=jar -Dversion="7.3.0090.0047" -Dfile="/home/klemen/JavaLibraries/Documentum Foundation Classes for Linux, Version 7.3.0090.0047/configservice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.services</text:p>
          </table:table-cell>
          <table:table-cell table:style-name="ce26" office:value-type="string" calcext:value-type="string">
            <text:p>configservice-impl</text:p>
          </table:table-cell>
          <table:table-cell table:style-name="ce29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impl.jar</text:p>
          </table:table-cell>
          <table:table-cell table:formula="of:=CONCATENATE([.$A$9];[.E13])" office:value-type="string" office:string-value="/home/klemen/JavaLibraries/Documentum Foundation Classes for Linux, Version 7.3.0090.0047/configservice-impl.jar" calcext:value-type="string">
            <text:p>/home/klemen/JavaLibraries/Documentum Foundation Classes for Linux, Version 7.3.0090.0047/configservice-impl.jar</text:p>
          </table:table-cell>
          <table:table-cell table:number-columns-repeated="2"/>
          <table:table-cell table:style-name="ce31" table:formula="of:=+CONCATENATE(&quot;mvn install:install-file -DgroupId=&quot;;[.A13];&quot; -DartifactId=&quot;;[.B13];&quot; -Dpackaging=jar -Dversion=&quot;;CHAR(34);[.C13];CHAR(34);&quot; -Dfile=&quot;;CHAR(34);[.F13];CHAR(34);&quot; -DgeneratePom=true&quot;; &quot;  -Dclassifier=&quot;;[.D13])" office:value-type="string" office:string-value="mvn install:install-file -DgroupId=com.documentum.services -DartifactId=configservice-impl -Dpackaging=jar -Dversion=&quot;7.3.0090.0047&quot; -Dfile=&quot;/home/klemen/JavaLibraries/Documentum Foundation Classes for Linux, Version 7.3.0090.0047/configservice-impl.jar&quot; -DgeneratePom=true  -Dclassifier=centos" calcext:value-type="string">
            <text:p>mvn install:install-file -DgroupId=com.documentum.services -DartifactId=configservice-impl -Dpackaging=jar -Dversion="7.3.0090.0047" -Dfile="/home/klemen/JavaLibraries/Documentum Foundation Classes for Linux, Version 7.3.0090.0047/configservice-impl.jar" -DgeneratePom=true <text:s/>-Dclassifier=centos</text:p>
          </table:table-cell>
          <table:table-cell table:formula="of:=+CONCATENATE(&quot;mvn deploy:deploy-file -DgroupId=&quot;;[.A13];&quot; -DartifactId=&quot;;[.B13];&quot; -Dpackaging=jar -Dversion=&quot;;CHAR(34);[.C13];CHAR(34);&quot; -Dfile=&quot;;CHAR(34);[.F13];CHAR(34);&quot; -DgeneratePom=true &quot;;IF([.D13]&lt;&gt;&quot;&quot;;CONCATENATE(&quot;-Dclassifier=&quot;;[.D13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impl -Dpackaging=jar -Dversion=&quot;7.3.0090.0047&quot; -Dfile=&quot;/home/klemen/JavaLibraries/Documentum Foundation Classes for Linux, Version 7.3.0090.0047/configservice-impl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impl -Dpackaging=jar -Dversion="7.3.0090.0047" -Dfile="/home/klemen/JavaLibraries/Documentum Foundation Classes for Linux, Version 7.3.0090.0047/configservice-impl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Default" table:number-columns-repeated="10"/>
          <table:table-cell table:number-columns-repeated="54"/>
        </table:table-row>
        <table:table-row table:style-name="ro4">
          <table:table-cell table:style-name="ce28" office:value-type="string" calcext:value-type="string">
            <text:p>com.rsa</text:p>
          </table:table-cell>
          <table:table-cell table:style-name="Default" office:value-type="string" calcext:value-type="string">
            <text:p>certj</text:p>
          </table:table-cell>
          <table:table-cell table:style-name="ce26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certj.jar</text:p>
          </table:table-cell>
          <table:table-cell table:formula="of:=CONCATENATE([.$A$9];[.E15])" office:value-type="string" office:string-value="/home/klemen/JavaLibraries/Documentum Foundation Classes for Linux, Version 7.3.0090.0047/certj.jar" calcext:value-type="string">
            <text:p>/home/klemen/JavaLibraries/Documentum Foundation Classes for Linux, Version 7.3.0090.0047/certj.jar</text:p>
          </table:table-cell>
          <table:table-cell table:style-name="Default" table:number-columns-repeated="2"/>
          <table:table-cell table:style-name="ce31" table:formula="of:=+CONCATENATE(&quot;mvn install:install-file -DgroupId=&quot;;[.A15];&quot; -DartifactId=&quot;;[.B15];&quot; -Dpackaging=jar -Dversion=&quot;;CHAR(34);[.C15];CHAR(34);&quot; -Dfile=&quot;;CHAR(34);[.F15];CHAR(34);&quot; -DgeneratePom=true&quot;; &quot;  -Dclassifier=&quot;;[.D15])" office:value-type="string" office:string-value="mvn install:install-file -DgroupId=com.rsa -DartifactId=certj -Dpackaging=jar -Dversion=&quot;7.3.0090.0047&quot; -Dfile=&quot;/home/klemen/JavaLibraries/Documentum Foundation Classes for Linux, Version 7.3.0090.0047/certj.jar&quot; -DgeneratePom=true  -Dclassifier=centos" calcext:value-type="string">
            <text:p>mvn install:install-file -DgroupId=com.rsa -DartifactId=certj -Dpackaging=jar -Dversion="7.3.0090.0047" -Dfile="/home/klemen/JavaLibraries/Documentum Foundation Classes for Linux, Version 7.3.0090.0047/certj.jar" -DgeneratePom=true <text:s/>-Dclassifier=centos</text:p>
          </table:table-cell>
          <table:table-cell table:formula="of:=+CONCATENATE(&quot;mvn deploy:deploy-file -DgroupId=&quot;;[.A15];&quot; -DartifactId=&quot;;[.B15];&quot; -Dpackaging=jar -Dversion=&quot;;CHAR(34);[.C15];CHAR(34);&quot; -Dfile=&quot;;CHAR(34);[.F15];CHAR(34);&quot; -DgeneratePom=true &quot;;IF([.D15]&lt;&gt;&quot;&quot;;CONCATENATE(&quot;-Dclassifier=&quot;;[.D15]);&quot;&quot;);&quot; -DrepositoryId=ts-maven -Durl=&quot;;CHAR(34);&quot;https://bpl-trmmaven.ts.telekom.si/artifactory/ext-release-local&quot;;CHAR(34))" office:value-type="string" office:string-value="mvn deploy:deploy-file -DgroupId=com.rsa -DartifactId=certj -Dpackaging=jar -Dversion=&quot;7.3.0090.0047&quot; -Dfile=&quot;/home/klemen/JavaLibraries/Documentum Foundation Classes for Linux, Version 7.3.0090.0047/certj.jar&quot; -DgeneratePom=true -Dclassifier=centos -DrepositoryId=ts-maven -Durl=&quot;https://bpl-trmmaven.ts.telekom.si/artifactory/ext-release-local&quot;" calcext:value-type="string">
            <text:p>mvn deploy:deploy-file -DgroupId=com.rsa -DartifactId=certj -Dpackaging=jar -Dversion="7.3.0090.0047" -Dfile="/home/klemen/JavaLibraries/Documentum Foundation Classes for Linux, Version 7.3.0090.0047/certj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8" office:value-type="string" calcext:value-type="string">
            <text:p>com.rsa</text:p>
          </table:table-cell>
          <table:table-cell table:style-name="Default" office:value-type="string" calcext:value-type="string">
            <text:p>cryptojcommon</text:p>
          </table:table-cell>
          <table:table-cell table:style-name="ce26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cryptojcommon.jar</text:p>
          </table:table-cell>
          <table:table-cell table:formula="of:=CONCATENATE([.$A$9];[.E16])" office:value-type="string" office:string-value="/home/klemen/JavaLibraries/Documentum Foundation Classes for Linux, Version 7.3.0090.0047/cryptojcommon.jar" calcext:value-type="string">
            <text:p>/home/klemen/JavaLibraries/Documentum Foundation Classes for Linux, Version 7.3.0090.0047/cryptojcommon.jar</text:p>
          </table:table-cell>
          <table:table-cell table:style-name="Default" table:number-columns-repeated="2"/>
          <table:table-cell table:style-name="ce31" table:formula="of:=+CONCATENATE(&quot;mvn install:install-file -DgroupId=&quot;;[.A16];&quot; -DartifactId=&quot;;[.B16];&quot; -Dpackaging=jar -Dversion=&quot;;CHAR(34);[.C16];CHAR(34);&quot; -Dfile=&quot;;CHAR(34);[.F16];CHAR(34);&quot; -DgeneratePom=true&quot;; &quot;  -Dclassifier=&quot;;[.D16])" office:value-type="string" office:string-value="mvn install:install-file -DgroupId=com.rsa -DartifactId=cryptojcommon -Dpackaging=jar -Dversion=&quot;7.3.0090.0047&quot; -Dfile=&quot;/home/klemen/JavaLibraries/Documentum Foundation Classes for Linux, Version 7.3.0090.0047/cryptojcommon.jar&quot; -DgeneratePom=true  -Dclassifier=centos" calcext:value-type="string">
            <text:p>mvn install:install-file -DgroupId=com.rsa -DartifactId=cryptojcommon -Dpackaging=jar -Dversion="7.3.0090.0047" -Dfile="/home/klemen/JavaLibraries/Documentum Foundation Classes for Linux, Version 7.3.0090.0047/cryptojcommon.jar" -DgeneratePom=true <text:s/>-Dclassifier=centos</text:p>
          </table:table-cell>
          <table:table-cell table:formula="of:=+CONCATENATE(&quot;mvn deploy:deploy-file -DgroupId=&quot;;[.A16];&quot; -DartifactId=&quot;;[.B16];&quot; -Dpackaging=jar -Dversion=&quot;;CHAR(34);[.C16];CHAR(34);&quot; -Dfile=&quot;;CHAR(34);[.F16];CHAR(34);&quot; -DgeneratePom=true &quot;;IF([.D16]&lt;&gt;&quot;&quot;;CONCATENATE(&quot;-Dclassifier=&quot;;[.D16]);&quot;&quot;);&quot; -DrepositoryId=ts-maven -Durl=&quot;;CHAR(34);&quot;https://bpl-trmmaven.ts.telekom.si/artifactory/ext-release-local&quot;;CHAR(34))" office:value-type="string" office:string-value="mvn deploy:deploy-file -DgroupId=com.rsa -DartifactId=cryptojcommon -Dpackaging=jar -Dversion=&quot;7.3.0090.0047&quot; -Dfile=&quot;/home/klemen/JavaLibraries/Documentum Foundation Classes for Linux, Version 7.3.0090.0047/cryptojcommon.jar&quot; -DgeneratePom=true -Dclassifier=centos -DrepositoryId=ts-maven -Durl=&quot;https://bpl-trmmaven.ts.telekom.si/artifactory/ext-release-local&quot;" calcext:value-type="string">
            <text:p>mvn deploy:deploy-file -DgroupId=com.rsa -DartifactId=cryptojcommon -Dpackaging=jar -Dversion="7.3.0090.0047" -Dfile="/home/klemen/JavaLibraries/Documentum Foundation Classes for Linux, Version 7.3.0090.0047/cryptojcommon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8" office:value-type="string" calcext:value-type="string">
            <text:p>com.rsa</text:p>
          </table:table-cell>
          <table:table-cell table:style-name="Default" office:value-type="string" calcext:value-type="string">
            <text:p>cryptojce</text:p>
          </table:table-cell>
          <table:table-cell table:style-name="ce26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cryptojce.jar</text:p>
          </table:table-cell>
          <table:table-cell table:formula="of:=CONCATENATE([.$A$9];[.E17])" office:value-type="string" office:string-value="/home/klemen/JavaLibraries/Documentum Foundation Classes for Linux, Version 7.3.0090.0047/cryptojce.jar" calcext:value-type="string">
            <text:p>/home/klemen/JavaLibraries/Documentum Foundation Classes for Linux, Version 7.3.0090.0047/cryptojce.jar</text:p>
          </table:table-cell>
          <table:table-cell table:style-name="Default" table:number-columns-repeated="2"/>
          <table:table-cell table:style-name="ce31" table:formula="of:=+CONCATENATE(&quot;mvn install:install-file -DgroupId=&quot;;[.A17];&quot; -DartifactId=&quot;;[.B17];&quot; -Dpackaging=jar -Dversion=&quot;;CHAR(34);[.C17];CHAR(34);&quot; -Dfile=&quot;;CHAR(34);[.F17];CHAR(34);&quot; -DgeneratePom=true&quot;; &quot;  -Dclassifier=&quot;;[.D17])" office:value-type="string" office:string-value="mvn install:install-file -DgroupId=com.rsa -DartifactId=cryptojce -Dpackaging=jar -Dversion=&quot;7.3.0090.0047&quot; -Dfile=&quot;/home/klemen/JavaLibraries/Documentum Foundation Classes for Linux, Version 7.3.0090.0047/cryptojce.jar&quot; -DgeneratePom=true  -Dclassifier=centos" calcext:value-type="string">
            <text:p>mvn install:install-file -DgroupId=com.rsa -DartifactId=cryptojce -Dpackaging=jar -Dversion="7.3.0090.0047" -Dfile="/home/klemen/JavaLibraries/Documentum Foundation Classes for Linux, Version 7.3.0090.0047/cryptojce.jar" -DgeneratePom=true <text:s/>-Dclassifier=centos</text:p>
          </table:table-cell>
          <table:table-cell table:formula="of:=+CONCATENATE(&quot;mvn deploy:deploy-file -DgroupId=&quot;;[.A17];&quot; -DartifactId=&quot;;[.B17];&quot; -Dpackaging=jar -Dversion=&quot;;CHAR(34);[.C17];CHAR(34);&quot; -Dfile=&quot;;CHAR(34);[.F17];CHAR(34);&quot; -DgeneratePom=true &quot;;IF([.D17]&lt;&gt;&quot;&quot;;CONCATENATE(&quot;-Dclassifier=&quot;;[.D17]);&quot;&quot;);&quot; -DrepositoryId=ts-maven -Durl=&quot;;CHAR(34);&quot;https://bpl-trmmaven.ts.telekom.si/artifactory/ext-release-local&quot;;CHAR(34))" office:value-type="string" office:string-value="mvn deploy:deploy-file -DgroupId=com.rsa -DartifactId=cryptojce -Dpackaging=jar -Dversion=&quot;7.3.0090.0047&quot; -Dfile=&quot;/home/klemen/JavaLibraries/Documentum Foundation Classes for Linux, Version 7.3.0090.0047/cryptojce.jar&quot; -DgeneratePom=true -Dclassifier=centos -DrepositoryId=ts-maven -Durl=&quot;https://bpl-trmmaven.ts.telekom.si/artifactory/ext-release-local&quot;" calcext:value-type="string">
            <text:p>mvn deploy:deploy-file -DgroupId=com.rsa -DartifactId=cryptojce -Dpackaging=jar -Dversion="7.3.0090.0047" -Dfile="/home/klemen/JavaLibraries/Documentum Foundation Classes for Linux, Version 7.3.0090.0047/cryptojce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Default" office:value-type="string" calcext:value-type="string">
            <text:p>jcifs</text:p>
          </table:table-cell>
          <table:table-cell table:style-name="Default" office:value-type="string" calcext:value-type="string">
            <text:p>jcifs-krb5</text:p>
          </table:table-cell>
          <table:table-cell table:style-name="ce26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jcifs-krb5-1.3.1.jar</text:p>
          </table:table-cell>
          <table:table-cell table:formula="of:=CONCATENATE([.$A$9];[.E18])" office:value-type="string" office:string-value="/home/klemen/JavaLibraries/Documentum Foundation Classes for Linux, Version 7.3.0090.0047/jcifs-krb5-1.3.1.jar" calcext:value-type="string">
            <text:p>/home/klemen/JavaLibraries/Documentum Foundation Classes for Linux, Version 7.3.0090.0047/jcifs-krb5-1.3.1.jar</text:p>
          </table:table-cell>
          <table:table-cell table:style-name="Default" table:number-columns-repeated="2"/>
          <table:table-cell table:style-name="ce31" table:formula="of:=+CONCATENATE(&quot;mvn install:install-file -DgroupId=&quot;;[.A18];&quot; -DartifactId=&quot;;[.B18];&quot; -Dpackaging=jar -Dversion=&quot;;CHAR(34);[.C18];CHAR(34);&quot; -Dfile=&quot;;CHAR(34);[.F18];CHAR(34);&quot; -DgeneratePom=true&quot;; &quot;  -Dclassifier=&quot;;[.D18])" office:value-type="string" office:string-value="mvn install:install-file -DgroupId=jcifs -DartifactId=jcifs-krb5 -Dpackaging=jar -Dversion=&quot;7.3.0090.0047&quot; -Dfile=&quot;/home/klemen/JavaLibraries/Documentum Foundation Classes for Linux, Version 7.3.0090.0047/jcifs-krb5-1.3.1.jar&quot; -DgeneratePom=true  -Dclassifier=centos" calcext:value-type="string">
            <text:p>mvn install:install-file -DgroupId=jcifs -DartifactId=jcifs-krb5 -Dpackaging=jar -Dversion="7.3.0090.0047" -Dfile="/home/klemen/JavaLibraries/Documentum Foundation Classes for Linux, Version 7.3.0090.0047/jcifs-krb5-1.3.1.jar" -DgeneratePom=true <text:s/>-Dclassifier=centos</text:p>
          </table:table-cell>
          <table:table-cell table:formula="of:=+CONCATENATE(&quot;mvn deploy:deploy-file -DgroupId=&quot;;[.A18];&quot; -DartifactId=&quot;;[.B18];&quot; -Dpackaging=jar -Dversion=&quot;;CHAR(34);[.C18];CHAR(34);&quot; -Dfile=&quot;;CHAR(34);[.F18];CHAR(34);&quot; -DgeneratePom=true &quot;;IF([.D18]&lt;&gt;&quot;&quot;;CONCATENATE(&quot;-Dclassifier=&quot;;[.D18]);&quot;&quot;);&quot; -DrepositoryId=ts-maven -Durl=&quot;;CHAR(34);&quot;https://bpl-trmmaven.ts.telekom.si/artifactory/ext-release-local&quot;;CHAR(34))" office:value-type="string" office:string-value="mvn deploy:deploy-file -DgroupId=jcifs -DartifactId=jcifs-krb5 -Dpackaging=jar -Dversion=&quot;7.3.0090.0047&quot; -Dfile=&quot;/home/klemen/JavaLibraries/Documentum Foundation Classes for Linux, Version 7.3.0090.0047/jcifs-krb5-1.3.1.jar&quot; -DgeneratePom=true -Dclassifier=centos -DrepositoryId=ts-maven -Durl=&quot;https://bpl-trmmaven.ts.telekom.si/artifactory/ext-release-local&quot;" calcext:value-type="string">
            <text:p>mvn deploy:deploy-file -DgroupId=jcifs -DartifactId=jcifs-krb5 -Dpackaging=jar -Dversion="7.3.0090.0047" -Dfile="/home/klemen/JavaLibraries/Documentum Foundation Classes for Linux, Version 7.3.0090.0047/jcifs-krb5-1.3.1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Default" office:value-type="string" calcext:value-type="string">
            <text:p>org.aspectj</text:p>
          </table:table-cell>
          <table:table-cell table:style-name="Default" office:value-type="string" calcext:value-type="string">
            <text:p>aspectjrt</text:p>
          </table:table-cell>
          <table:table-cell table:style-name="ce26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aspectjrt.jar</text:p>
          </table:table-cell>
          <table:table-cell table:formula="of:=CONCATENATE([.$A$9];[.E19])" office:value-type="string" office:string-value="/home/klemen/JavaLibraries/Documentum Foundation Classes for Linux, Version 7.3.0090.0047/aspectjrt.jar" calcext:value-type="string">
            <text:p>/home/klemen/JavaLibraries/Documentum Foundation Classes for Linux, Version 7.3.0090.0047/aspectjrt.jar</text:p>
          </table:table-cell>
          <table:table-cell table:style-name="Default" table:number-columns-repeated="2"/>
          <table:table-cell table:style-name="ce31" table:formula="of:=+CONCATENATE(&quot;mvn install:install-file -DgroupId=&quot;;[.A19];&quot; -DartifactId=&quot;;[.B19];&quot; -Dpackaging=jar -Dversion=&quot;;CHAR(34);[.C19];CHAR(34);&quot; -Dfile=&quot;;CHAR(34);[.F19];CHAR(34);&quot; -DgeneratePom=true&quot;; &quot;  -Dclassifier=&quot;;[.D19])" office:value-type="string" office:string-value="mvn install:install-file -DgroupId=org.aspectj -DartifactId=aspectjrt -Dpackaging=jar -Dversion=&quot;7.3.0090.0047&quot; -Dfile=&quot;/home/klemen/JavaLibraries/Documentum Foundation Classes for Linux, Version 7.3.0090.0047/aspectjrt.jar&quot; -DgeneratePom=true  -Dclassifier=centos" calcext:value-type="string">
            <text:p>mvn install:install-file -DgroupId=org.aspectj -DartifactId=aspectjrt -Dpackaging=jar -Dversion="7.3.0090.0047" -Dfile="/home/klemen/JavaLibraries/Documentum Foundation Classes for Linux, Version 7.3.0090.0047/aspectjrt.jar" -DgeneratePom=true <text:s/>-Dclassifier=centos</text:p>
          </table:table-cell>
          <table:table-cell table:formula="of:=+CONCATENATE(&quot;mvn deploy:deploy-file -DgroupId=&quot;;[.A19];&quot; -DartifactId=&quot;;[.B19];&quot; -Dpackaging=jar -Dversion=&quot;;CHAR(34);[.C19];CHAR(34);&quot; -Dfile=&quot;;CHAR(34);[.F19];CHAR(34);&quot; -DgeneratePom=true &quot;;IF([.D19]&lt;&gt;&quot;&quot;;CONCATENATE(&quot;-Dclassifier=&quot;;[.D19]);&quot;&quot;);&quot; -DrepositoryId=ts-maven -Durl=&quot;;CHAR(34);&quot;https://bpl-trmmaven.ts.telekom.si/artifactory/ext-release-local&quot;;CHAR(34))" office:value-type="string" office:string-value="mvn deploy:deploy-file -DgroupId=org.aspectj -DartifactId=aspectjrt -Dpackaging=jar -Dversion=&quot;7.3.0090.0047&quot; -Dfile=&quot;/home/klemen/JavaLibraries/Documentum Foundation Classes for Linux, Version 7.3.0090.0047/aspectjrt.jar&quot; -DgeneratePom=true -Dclassifier=centos -DrepositoryId=ts-maven -Durl=&quot;https://bpl-trmmaven.ts.telekom.si/artifactory/ext-release-local&quot;" calcext:value-type="string">
            <text:p>mvn deploy:deploy-file -DgroupId=org.aspectj -DartifactId=aspectjrt -Dpackaging=jar -Dversion="7.3.0090.0047" -Dfile="/home/klemen/JavaLibraries/Documentum Foundation Classes for Linux, Version 7.3.0090.0047/aspectjrt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number-columns-repeated="2" table:style-name="Default" office:value-type="string" calcext:value-type="string">
            <text:p>jcmfips</text:p>
          </table:table-cell>
          <table:table-cell table:style-name="ce26" office:value-type="string" calcext:value-type="string">
            <text:p>7.3.0090.0047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jcmFIPS.jar</text:p>
          </table:table-cell>
          <table:table-cell table:formula="of:=CONCATENATE([.$A$9];[.E20])" office:value-type="string" office:string-value="/home/klemen/JavaLibraries/Documentum Foundation Classes for Linux, Version 7.3.0090.0047/jcmFIPS.jar" calcext:value-type="string">
            <text:p>/home/klemen/JavaLibraries/Documentum Foundation Classes for Linux, Version 7.3.0090.0047/jcmFIPS.jar</text:p>
          </table:table-cell>
          <table:table-cell table:style-name="Default" table:number-columns-repeated="2"/>
          <table:table-cell table:style-name="ce31" table:formula="of:=+CONCATENATE(&quot;mvn install:install-file -DgroupId=&quot;;[.A20];&quot; -DartifactId=&quot;;[.B20];&quot; -Dpackaging=jar -Dversion=&quot;;CHAR(34);[.C20];CHAR(34);&quot; -Dfile=&quot;;CHAR(34);[.F20];CHAR(34);&quot; -DgeneratePom=true&quot;; &quot;  -Dclassifier=&quot;;[.D20])" office:value-type="string" office:string-value="mvn install:install-file -DgroupId=jcmfips -DartifactId=jcmfips -Dpackaging=jar -Dversion=&quot;7.3.0090.0047&quot; -Dfile=&quot;/home/klemen/JavaLibraries/Documentum Foundation Classes for Linux, Version 7.3.0090.0047/jcmFIPS.jar&quot; -DgeneratePom=true  -Dclassifier=centos" calcext:value-type="string">
            <text:p>mvn install:install-file -DgroupId=jcmfips -DartifactId=jcmfips -Dpackaging=jar -Dversion="7.3.0090.0047" -Dfile="/home/klemen/JavaLibraries/Documentum Foundation Classes for Linux, Version 7.3.0090.0047/jcmFIPS.jar" -DgeneratePom=true <text:s/>-Dclassifier=centos</text:p>
          </table:table-cell>
          <table:table-cell table:formula="of:=+CONCATENATE(&quot;mvn deploy:deploy-file -DgroupId=&quot;;[.A20];&quot; -DartifactId=&quot;;[.B20];&quot; -Dpackaging=jar -Dversion=&quot;;CHAR(34);[.C20];CHAR(34);&quot; -Dfile=&quot;;CHAR(34);[.F20];CHAR(34);&quot; -DgeneratePom=true &quot;;IF([.D20]&lt;&gt;&quot;&quot;;CONCATENATE(&quot;-Dclassifier=&quot;;[.D20]);&quot;&quot;);&quot; -DrepositoryId=ts-maven -Durl=&quot;;CHAR(34);&quot;https://bpl-trmmaven.ts.telekom.si/artifactory/ext-release-local&quot;;CHAR(34))" office:value-type="string" office:string-value="mvn deploy:deploy-file -DgroupId=jcmfips -DartifactId=jcmfips -Dpackaging=jar -Dversion=&quot;7.3.0090.0047&quot; -Dfile=&quot;/home/klemen/JavaLibraries/Documentum Foundation Classes for Linux, Version 7.3.0090.0047/jcmFIPS.jar&quot; -DgeneratePom=true -Dclassifier=centos -DrepositoryId=ts-maven -Durl=&quot;https://bpl-trmmaven.ts.telekom.si/artifactory/ext-release-local&quot;" calcext:value-type="string">
            <text:p>mvn deploy:deploy-file -DgroupId=jcmfips -DartifactId=jcmfips -Dpackaging=jar -Dversion="7.3.0090.0047" -Dfile="/home/klemen/JavaLibraries/Documentum Foundation Classes for Linux, Version 7.3.0090.0047/jcmFIPS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Default" table:number-columns-repeated="10"/>
          <table:table-cell table:number-columns-repeated="54"/>
        </table:table-row>
        <table:table-row table:style-name="ro3">
          <table:table-cell table:style-name="Default" office:value-type="string" calcext:value-type="string">
            <text:p>/home/klemen/JavaLibraries/Oracle/Oracle Database 12.1.0.1 JDBC Driver/</text:p>
          </table:table-cell>
          <table:table-cell table:style-name="Default" table:number-columns-repeated="9"/>
          <table:table-cell table:number-columns-repeated="54"/>
        </table:table-row>
        <table:table-row table:style-name="ro4">
          <table:table-cell table:style-name="Default" office:value-type="string" calcext:value-type="string">
            <text:p>com.oracle</text:p>
          </table:table-cell>
          <table:table-cell table:style-name="Default" office:value-type="string" calcext:value-type="string">
            <text:p>ojdbc7</text:p>
          </table:table-cell>
          <table:table-cell table:style-name="ce26" office:value-type="string" calcext:value-type="string">
            <text:p>12.1.0.1</text:p>
          </table:table-cell>
          <table:table-cell table:style-name="Default" office:value-type="string" calcext:value-type="string">
            <text:p>centos</text:p>
          </table:table-cell>
          <table:table-cell table:style-name="Default" office:value-type="string" calcext:value-type="string">
            <text:p>ojdbc7.jar</text:p>
          </table:table-cell>
          <table:table-cell table:formula="of:=CONCATENATE([.$A$22];[.E23])" office:value-type="string" office:string-value="/home/klemen/JavaLibraries/Oracle/Oracle Database 12.1.0.1 JDBC Driver/ojdbc7.jar" calcext:value-type="string">
            <text:p>/home/klemen/JavaLibraries/Oracle/Oracle Database 12.1.0.1 JDBC Driver/ojdbc7.jar</text:p>
          </table:table-cell>
          <table:table-cell table:style-name="Default" table:number-columns-repeated="2"/>
          <table:table-cell table:style-name="ce31" table:formula="of:=+CONCATENATE(&quot;mvn install:install-file -DgroupId=&quot;;[.A23];&quot; -DartifactId=&quot;;[.B23];&quot; -Dpackaging=jar -Dversion=&quot;;CHAR(34);[.C23];CHAR(34);&quot; -Dfile=&quot;;CHAR(34);[.F23];CHAR(34);&quot; -DgeneratePom=true&quot;; &quot;  -Dclassifier=&quot;;[.D23])" office:value-type="string" office:string-value="mvn install:install-file -DgroupId=com.oracle -DartifactId=ojdbc7 -Dpackaging=jar -Dversion=&quot;12.1.0.1&quot; -Dfile=&quot;/home/klemen/JavaLibraries/Oracle/Oracle Database 12.1.0.1 JDBC Driver/ojdbc7.jar&quot; -DgeneratePom=true  -Dclassifier=centos" calcext:value-type="string">
            <text:p>mvn install:install-file -DgroupId=com.oracle -DartifactId=ojdbc7 -Dpackaging=jar -Dversion="12.1.0.1" -Dfile="/home/klemen/JavaLibraries/Oracle/Oracle Database 12.1.0.1 JDBC Driver/ojdbc7.jar" -DgeneratePom=true <text:s/>-Dclassifier=centos</text:p>
          </table:table-cell>
          <table:table-cell table:formula="of:=+CONCATENATE(&quot;mvn deploy:deploy-file -DgroupId=&quot;;[.A23];&quot; -DartifactId=&quot;;[.B23];&quot; -Dpackaging=jar -Dversion=&quot;;CHAR(34);[.C23];CHAR(34);&quot; -Dfile=&quot;;CHAR(34);[.F23];CHAR(34);&quot; -DgeneratePom=true &quot;;IF([.D23]&lt;&gt;&quot;&quot;;CONCATENATE(&quot;-Dclassifier=&quot;;[.D23]);&quot;&quot;);&quot; -DrepositoryId=ts-maven -Durl=&quot;;CHAR(34);&quot;https://bpl-trmmaven.ts.telekom.si/artifactory/ext-release-local&quot;;CHAR(34))" office:value-type="string" office:string-value="mvn deploy:deploy-file -DgroupId=com.oracle -DartifactId=ojdbc7 -Dpackaging=jar -Dversion=&quot;12.1.0.1&quot; -Dfile=&quot;/home/klemen/JavaLibraries/Oracle/Oracle Database 12.1.0.1 JDBC Driver/ojdbc7.jar&quot; -DgeneratePom=true -Dclassifier=centos -DrepositoryId=ts-maven -Durl=&quot;https://bpl-trmmaven.ts.telekom.si/artifactory/ext-release-local&quot;" calcext:value-type="string">
            <text:p>mvn deploy:deploy-file -DgroupId=com.oracle -DartifactId=ojdbc7 -Dpackaging=jar -Dversion="12.1.0.1" -Dfile="/home/klemen/JavaLibraries/Oracle/Oracle Database 12.1.0.1 JDBC Driver/ojdbc7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 table:number-rows-repeated="3">
          <table:table-cell table:style-name="Default" table:number-columns-repeated="10"/>
          <table:table-cell table:number-columns-repeated="54"/>
        </table:table-row>
        <table:table-row table:style-name="ro3">
          <table:table-cell table:style-name="Default" office:value-type="string" calcext:value-type="string">
            <text:p>c:\JavaLibraries\Documentum Foundation Classes for Linux, Version 7.3.0090.0047\</text:p>
          </table:table-cell>
          <table:table-cell table:style-name="Default" table:number-columns-repeated="9"/>
          <table:table-cell table:number-columns-repeated="54"/>
        </table:table-row>
        <table:table-row table:style-name="ro5">
          <table:table-cell table:style-name="ce26" office:value-type="string" calcext:value-type="string">
            <text:p>com.documentum</text:p>
          </table:table-cell>
          <table:table-cell table:style-name="ce26" office:value-type="string" calcext:value-type="string">
            <text:p>Documentum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27];[.E28])" office:value-type="string" office:string-value="c:\JavaLibraries\Documentum Foundation Classes for Linux, Version 7.3.0090.0047\dfc.jar" calcext:value-type="string">
            <text:p>c:\JavaLibraries\Documentum Foundation Classes for Linux, Version 7.3.0090.0047\dfc.jar</text:p>
          </table:table-cell>
          <table:table-cell table:number-columns-repeated="2"/>
          <table:table-cell table:style-name="ce31" table:formula="of:=+CONCATENATE(&quot;mvn install:install-file -DgroupId=&quot;;[.A28];&quot; -DartifactId=&quot;;[.B28];&quot; -Dpackaging=jar -Dversion=&quot;;CHAR(34);[.C28];CHAR(34);&quot; -Dfile=&quot;;CHAR(34);[.F28];CHAR(34);&quot; -DgeneratePom=true&quot;; &quot;  -Dclassifier=&quot;;[.D28])" office:value-type="string" office:string-value="mvn install:install-file -DgroupId=com.documentum -DartifactId=Documentum -Dpackaging=jar -Dversion=&quot;7.3.0090.0047&quot; -Dfile=&quot;c:\JavaLibraries\Documentum Foundation Classes for Linux, Version 7.3.0090.0047\dfc.jar&quot; -DgeneratePom=true  -Dclassifier=centos" calcext:value-type="string">
            <text:p>mvn install:install-file -DgroupId=com.documentum -DartifactId=Documentum -Dpackaging=jar -Dversion="7.3.0090.0047" -Dfile="c:\JavaLibraries\Documentum Foundation Classes for Linux, Version 7.3.0090.0047\dfc.jar" -DgeneratePom=true <text:s/>-Dclassifier=centos</text:p>
          </table:table-cell>
          <table:table-cell table:formula="of:=+CONCATENATE(&quot;mvn deploy:deploy-file -DgroupId=&quot;;[.A28];&quot; -DartifactId=&quot;;[.B28];&quot; -Dpackaging=jar -Dversion=&quot;;CHAR(34);[.C28];CHAR(34);&quot; -Dfile=&quot;;CHAR(34);[.F28];CHAR(34);&quot; -DgeneratePom=true &quot;;IF([.D28]&lt;&gt;&quot;&quot;;CONCATENATE(&quot;-Dclassifier=&quot;;[.D28]);&quot;&quot;);&quot; -DrepositoryId=ts-maven -Durl=&quot;;CHAR(34);&quot;https://bpl-trmmaven.ts.telekom.si/artifactory/ext-release-local&quot;;CHAR(34))" office:value-type="string" office:string-value="mvn deploy:deploy-file -DgroupId=com.documentum -DartifactId=Documentum -Dpackaging=jar -Dversion=&quot;7.3.0090.0047&quot; -Dfile=&quot;c:\JavaLibraries\Documentum Foundation Classes for Linux, Version 7.3.0090.0047\dfc.jar&quot; -DgeneratePom=true -Dclassifier=centos -DrepositoryId=ts-maven -Durl=&quot;https://bpl-trmmaven.ts.telekom.si/artifactory/ext-release-local&quot;" calcext:value-type="string">
            <text:p>mvn deploy:deploy-file -DgroupId=com.documentum -DartifactId=Documentum -Dpackaging=jar -Dversion="7.3.0090.0047" -Dfile="c:\JavaLibraries\Documentum Foundation Classes for Linux, Version 7.3.0090.0047\dfc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</text:p>
          </table:table-cell>
          <table:table-cell table:style-name="ce26" office:value-type="string" calcext:value-type="string">
            <text:p>DocumentumDms-client-api</text:p>
          </table:table-cell>
          <table:table-cell table:style-name="ce26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27];[.E29])" office:value-type="string" office:string-value="c:\JavaLibraries\Documentum Foundation Classes for Linux, Version 7.3.0090.0047\dms-client-api.jar" calcext:value-type="string">
            <text:p>c:\JavaLibraries\Documentum Foundation Classes for Linux, Version 7.3.0090.0047\dms-client-api.jar</text:p>
          </table:table-cell>
          <table:table-cell table:number-columns-repeated="2"/>
          <table:table-cell table:style-name="ce31" table:formula="of:=+CONCATENATE(&quot;mvn install:install-file -DgroupId=&quot;;[.A29];&quot; -DartifactId=&quot;;[.B29];&quot; -Dpackaging=jar -Dversion=&quot;;CHAR(34);[.C29];CHAR(34);&quot; -Dfile=&quot;;CHAR(34);[.F29];CHAR(34);&quot; -DgeneratePom=true&quot;; &quot;  -Dclassifier=&quot;;[.D29])" office:value-type="string" office:string-value="mvn install:install-file -DgroupId=com.documentum -DartifactId=DocumentumDms-client-api -Dpackaging=jar -Dversion=&quot;7.3.0090.0047&quot; -Dfile=&quot;c:\JavaLibraries\Documentum Foundation Classes for Linux, Version 7.3.0090.0047\dms-client-api.jar&quot; -DgeneratePom=true  -Dclassifier=centos" calcext:value-type="string">
            <text:p>mvn install:install-file -DgroupId=com.documentum -DartifactId=DocumentumDms-client-api -Dpackaging=jar -Dversion="7.3.0090.0047" -Dfile="c:\JavaLibraries\Documentum Foundation Classes for Linux, Version 7.3.0090.0047\dms-client-api.jar" -DgeneratePom=true <text:s/>-Dclassifier=centos</text:p>
          </table:table-cell>
          <table:table-cell table:formula="of:=+CONCATENATE(&quot;mvn deploy:deploy-file -DgroupId=&quot;;[.A29];&quot; -DartifactId=&quot;;[.B29];&quot; -Dpackaging=jar -Dversion=&quot;;CHAR(34);[.C29];CHAR(34);&quot; -Dfile=&quot;;CHAR(34);[.F29];CHAR(34);&quot; -DgeneratePom=true &quot;;IF([.D29]&lt;&gt;&quot;&quot;;CONCATENATE(&quot;-Dclassifier=&quot;;[.D29]);&quot;&quot;);&quot; -DrepositoryId=ts-maven -Durl=&quot;;CHAR(34);&quot;https://bpl-trmmaven.ts.telekom.si/artifactory/ext-release-local&quot;;CHAR(34))" office:value-type="string" office:string-value="mvn deploy:deploy-file -DgroupId=com.documentum -DartifactId=DocumentumDms-client-api -Dpackaging=jar -Dversion=&quot;7.3.0090.0047&quot; -Dfile=&quot;c:\JavaLibraries\Documentum Foundation Classes for Linux, Version 7.3.0090.0047\dms-client-api.jar&quot; -DgeneratePom=true -Dclassifier=centos -DrepositoryId=ts-maven -Durl=&quot;https://bpl-trmmaven.ts.telekom.si/artifactory/ext-release-local&quot;" calcext:value-type="string">
            <text:p>mvn deploy:deploy-file -DgroupId=com.documentum -DartifactId=DocumentumDms-client-api -Dpackaging=jar -Dversion="7.3.0090.0047" -Dfile="c:\JavaLibraries\Documentum Foundation Classes for Linux, Version 7.3.0090.0047\dms-client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4">
          <table:table-cell table:style-name="ce26" office:value-type="string" calcext:value-type="string">
            <text:p>com.documentum.services</text:p>
          </table:table-cell>
          <table:table-cell table:style-name="ce26" office:value-type="string" calcext:value-type="string">
            <text:p>configservice-api</text:p>
          </table:table-cell>
          <table:table-cell table:style-name="ce29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27];[.E30])" office:value-type="string" office:string-value="c:\JavaLibraries\Documentum Foundation Classes for Linux, Version 7.3.0090.0047\configservice-api.jar" calcext:value-type="string">
            <text:p>c:\JavaLibraries\Documentum Foundation Classes for Linux, Version 7.3.0090.0047\configservice-api.jar</text:p>
          </table:table-cell>
          <table:table-cell table:number-columns-repeated="2"/>
          <table:table-cell table:style-name="ce31" table:formula="of:=+CONCATENATE(&quot;mvn install:install-file -DgroupId=&quot;;[.A30];&quot; -DartifactId=&quot;;[.B30];&quot; -Dpackaging=jar -Dversion=&quot;;CHAR(34);[.C30];CHAR(34);&quot; -Dfile=&quot;;CHAR(34);[.F30];CHAR(34);&quot; -DgeneratePom=true&quot;; &quot;  -Dclassifier=&quot;;[.D30])" office:value-type="string" office:string-value="mvn install:install-file -DgroupId=com.documentum.services -DartifactId=configservice-api -Dpackaging=jar -Dversion=&quot;7.3.0090.0047&quot; -Dfile=&quot;c:\JavaLibraries\Documentum Foundation Classes for Linux, Version 7.3.0090.0047\configservice-api.jar&quot; -DgeneratePom=true  -Dclassifier=centos" calcext:value-type="string">
            <text:p>mvn install:install-file -DgroupId=com.documentum.services -DartifactId=configservice-api -Dpackaging=jar -Dversion="7.3.0090.0047" -Dfile="c:\JavaLibraries\Documentum Foundation Classes for Linux, Version 7.3.0090.0047\configservice-api.jar" -DgeneratePom=true <text:s/>-Dclassifier=centos</text:p>
          </table:table-cell>
          <table:table-cell table:formula="of:=+CONCATENATE(&quot;mvn deploy:deploy-file -DgroupId=&quot;;[.A30];&quot; -DartifactId=&quot;;[.B30];&quot; -Dpackaging=jar -Dversion=&quot;;CHAR(34);[.C30];CHAR(34);&quot; -Dfile=&quot;;CHAR(34);[.F30];CHAR(34);&quot; -DgeneratePom=true &quot;;IF([.D30]&lt;&gt;&quot;&quot;;CONCATENATE(&quot;-Dclassifier=&quot;;[.D30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api -Dpackaging=jar -Dversion=&quot;7.3.0090.0047&quot; -Dfile=&quot;c:\JavaLibraries\Documentum Foundation Classes for Linux, Version 7.3.0090.0047\configservice-api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api -Dpackaging=jar -Dversion="7.3.0090.0047" -Dfile="c:\JavaLibraries\Documentum Foundation Classes for Linux, Version 7.3.0090.0047\configservice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 table:number-rows-repeated="14">
          <table:table-cell table:style-name="Default" table:number-columns-repeated="10"/>
          <table:table-cell table:number-columns-repeated="54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2">
        <table:table-column table:style-name="co13" table:number-columns-repeated="64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3" table:style-name="ta3">
        <table:table-column table:style-name="co13" table:number-columns-repeated="64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Table1" table:target-range-address="Sheet1.A1:Sheet1.F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8P0"/>
    </number:number-style>
    <number:number-style style:name="N2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9P0"/>
    </number:number-style>
    <number:number-style style:name="N2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1P0"/>
    </number:number-style>
    <number:number-style style:name="N2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2P0"/>
    </number:number-style>
    <number:date-style style:name="N20113" number:language="sl" number:country="SI">
      <number:day/>
      <number:text>.</number:text>
      <number:month/>
      <number:text>.</number:text>
      <number:year number:style="long"/>
    </number:date-style>
    <number:date-style style:name="N20114" number:language="sl" number:country="SI">
      <number:day/>
      <number:text>.</number:text>
      <number:month number:textual="true"/>
      <number:text>.</number:text>
      <number:year/>
    </number:date-style>
    <number:date-style style:name="N20115" number:language="sl" number:country="SI">
      <number:day/>
      <number:text>.</number:text>
      <number:month number:textual="true"/>
    </number:date-style>
    <number:date-style style:name="N20116" number:language="sl" number:country="SI">
      <number:month number:textual="true"/>
      <number:text>.</number:text>
      <number:year/>
    </number:date-style>
    <number:time-style style:name="N20117" number:language="sl" number:country="SI">
      <number:hours/>
      <number:text>:</number:text>
      <number:minutes number:style="long"/>
      <number:text> </number:text>
      <number:am-pm/>
    </number:time-style>
    <number:time-style style:name="N2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sl" number:country="SI">
      <number:hours/>
      <number:text>:</number:text>
      <number:minutes number:style="long"/>
    </number:time-style>
    <number:time-style style:name="N2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2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3P0"/>
    </number:number-style>
    <number:number-style style:name="N2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4P0"/>
    </number:number-style>
    <number:number-style style:name="N2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6P0"/>
    </number:number-style>
    <number:number-style style:name="N2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7P0"/>
    </number:number-style>
    <number:number-style style:name="N20131P0" style:volatile="true" number:language="sl" number:country="SI">
      <number:number number:decimal-places="0" loext:min-decimal-places="0" number:min-integer-digits="1" number:grouping="true"/>
      <number:text>       </number:text>
    </number:number-style>
    <number:number-style style:name="N20131P1" style:volatile="true" number:language="sl" number:country="SI">
      <number:text>-</number:text>
      <number:number number:decimal-places="0" loext:min-decimal-places="0" number:min-integer-digits="1" number:grouping="true"/>
      <number:text>       </number:text>
    </number:number-style>
    <number:number-style style:name="N20131P2" style:volatile="true" number:language="sl" number:country="SI">
      <number:text>-       </number:text>
    </number:number-style>
    <number:text-style style:name="N20131" number:language="sl" number:country="SI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sl" number:country="SI">
      <number:number number:decimal-places="0" loext:min-decimal-places="0" number:min-integer-digits="1" number:grouping="true"/>
      <number:text> SIT </number:text>
    </number:number-style>
    <number:number-style style:name="N20135P1" style:volatile="true" number:language="sl" number:country="SI">
      <number:text>-</number:text>
      <number:number number:decimal-places="0" loext:min-decimal-places="0" number:min-integer-digits="1" number:grouping="true"/>
      <number:text> SIT </number:text>
    </number:number-style>
    <number:number-style style:name="N20135P2" style:volatile="true" number:language="sl" number:country="SI">
      <number:text>- SIT </number:text>
    </number:number-style>
    <number:text-style style:name="N20135" number:language="sl" number:country="SI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sl" number:country="SI">
      <number:number number:decimal-places="2" loext:min-decimal-places="2" number:min-integer-digits="1" number:grouping="true"/>
      <number:text>       </number:text>
    </number:number-style>
    <number:number-style style:name="N20139P1" style:volatile="true" number:language="sl" number:country="SI">
      <number:text>-</number:text>
      <number:number number:decimal-places="2" loext:min-decimal-places="2" number:min-integer-digits="1" number:grouping="true"/>
      <number:text>       </number:text>
    </number:number-style>
    <number:number-style style:name="N20139P2" style:volatile="true" number:language="sl" number:country="SI">
      <number:text>-</number:text>
      <number:number number:decimal-places="0" loext:min-decimal-places="0" number:min-integer-digits="0"/>
      <number:text>       </number:text>
    </number:number-style>
    <number:text-style style:name="N20139" number:language="sl" number:country="SI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sl" number:country="SI">
      <number:number number:decimal-places="2" loext:min-decimal-places="2" number:min-integer-digits="1" number:grouping="true"/>
      <number:text> SIT </number:text>
    </number:number-style>
    <number:number-style style:name="N20143P1" style:volatile="true" number:language="sl" number:country="SI">
      <number:text>-</number:text>
      <number:number number:decimal-places="2" loext:min-decimal-places="2" number:min-integer-digits="1" number:grouping="true"/>
      <number:text> SIT </number:text>
    </number:number-style>
    <number:number-style style:name="N20143P2" style:volatile="true" number:language="sl" number:country="SI">
      <number:text>-</number:text>
      <number:number number:decimal-places="0" loext:min-decimal-places="0" number:min-integer-digits="0"/>
      <number:text> SIT </number:text>
    </number:number-style>
    <number:text-style style:name="N20143" number:language="sl" number:country="SI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time-style style:name="N20144" number:language="sl" number:country="SI">
      <number:minutes number:style="long"/>
      <number:text>:</number:text>
      <number:seconds number:style="long"/>
    </number:time-style>
    <number:time-style style:name="N20145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6" number:language="sl" number:country="SI">
      <number:minutes number:style="long"/>
      <number:text>:</number:text>
      <number:seconds number:style="long" number:decimal-places="1"/>
    </number:time-style>
    <number:number-style style:name="N20147" number:language="sl" number:country="S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 style:data-style-name="N2" text:time-value="17:39:35.580248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Živkovič Klemen</meta:initial-creator>
    <meta:creation-date>2012-08-01T07:26:02</meta:creation-date>
    <dc:date>2021-01-27T17:38:59.534795909</dc:date>
    <meta:generator>LibreOffice/6.4.6.2$Linux_X86_64 LibreOffice_project/40$Build-2</meta:generator>
    <meta:editing-duration>P19DT15H28M25S</meta:editing-duration>
    <meta:editing-cycles>45</meta:editing-cycles>
    <dc:creator>klemen </dc:creator>
    <meta:document-statistic meta:table-count="3" meta:cell-count="1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